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7.389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7.889cm" svg:height="2.286cm" svg:x="5.938cm" svg:y="2.243cm"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16cm" svg:y="0.2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7.36cm" svg:y="0.289cm">
          <draw:text-box>
            <text:p><text:span text:style-name="T1">Baz</text:span></text:p>
          </draw:text-box>
        </draw:frame>
        <draw:custom-shape draw:name="aaa_ 3" draw:style-name="gr3" draw:text-style-name="P3" xml:id="id1" draw:id="id1" draw:layer="layout" svg:width="2.512cm" svg:height="1.651cm" svg:x="0.54cm" svg:y="2.56cm">
          <text:p text:style-name="P3"><text:span text:style-name="T2">Id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64cm" svg:height="0.725cm" svg:x="8.615cm" svg:y="1.2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3.234cm" svg:y="2.0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3.921cm" svg:y="2.0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9.261cm" svg:y="0.29cm">
          <draw:text-box>
            <text:p><text:span text:style-name="T1">Bar</text:span></text:p>
          </draw:text-box>
        </draw:frame>
        <draw:custom-shape draw:name="aaa_ 6" draw:style-name="gr3" draw:text-style-name="P3" xml:id="id3" draw:id="id3" draw:layer="layout" svg:width="2.512cm" svg:height="1.651cm" svg:x="10.84cm" svg:y="2.56cm">
          <text:p text:style-name="P3"><text:span text:style-name="T2">Identity</text:span></text:p>
          <text:p text:style-name="P3"><text:span text:style-name="T2">Propag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3" draw:text-style-name="P3" xml:id="id2" draw:id="id2" draw:layer="layout" svg:width="2.512cm" svg:height="1.651cm" svg:x="6.44cm" svg:y="2.56cm">
          <text:p text:style-name="P3"><text:span text:style-name="T2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3" draw:text-style-name="P3" xml:id="id4" draw:id="id4" draw:layer="layout" svg:width="2.512cm" svg:height="1.651cm" svg:x="16.74cm" svg:y="2.56cm">
          <text:p text:style-name="P3"><text:span text:style-name="T2">R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52cm" svg:y1="3.385cm" svg:x2="6.44cm" svg:y2="3.385cm" draw:start-shape="id1" draw:start-glue-point="1" draw:end-shape="id2" draw:end-glue-point="3" svg:d="M3052 3385h3388" svg:viewBox="0 0 3389 1">
          <text:p/>
        </draw:connector>
        <draw:connector draw:style-name="gr6" draw:text-style-name="P6" draw:layer="layout" draw:type="line" svg:x1="13.352cm" svg:y1="3.385cm" svg:x2="16.74cm" svg:y2="3.385cm" draw:start-shape="id3" draw:start-glue-point="1" draw:end-shape="id4" draw:end-glue-point="3" svg:d="M13352 3385h3388" svg:viewBox="0 0 3389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19.812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09T10:47:04.577612345</dc:date>
    <dc:creator>Igor Zboran</dc:creator>
    <meta:editing-duration>PT40M55S</meta:editing-duration>
    <meta:editing-cycles>18</meta:editing-cycles>
    <meta:generator>LibreOffice/7.3.2.2$Linux_X86_64 LibreOffice_project/454130fadb9a820d3728b86ccb63c8f359d70528</meta:generator>
    <meta:document-statistic meta:object-count="13"/>
  </office:meta>
</office:document-meta>
</file>